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layer="layout" svg:width="16.1cm" svg:height="11.25cm" svg:x="2.8cm" svg:y="2cm">
          <draw:text-box>
            <text:p>words = Fiber.new do</text:p>
            <text:p><text:tab/>File.foreach("testfile") do |line|</text:p>
            <text:p><text:tab/><text:tab/>line.scan(/\w+/) do |word|</text:p>
            <text:p><text:tab/><text:tab/><text:tab/>Fiber.yield word.downcase</text:p>
            <text:p><text:tab/><text:tab/>end</text:p>
            <text:p><text:tab/>end</text:p>
            <text:p><text:tab/>nil</text:p>
            <text:p>end</text:p>
            <text:p/>
            <text:p>counts = Hash.new(0)</text:p>
            <text:p/>
            <text:p>while word = words.resume</text:p>
            <text:p><text:tab/>counts[word] += 1</text:p>
            <text:p>end</text:p>
          </draw:text-box>
        </draw:frame>
        <draw:custom-shape draw:style-name="gr2" draw:text-style-name="P1" xml:id="id1" draw:id="id1" draw:layer="layout" svg:width="4.2cm" svg:height="0.7cm" svg:x="6.7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9cm" svg:height="0.7cm" svg:x="8.3cm" svg:y="2.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5.824cm" svg:x1="10.9cm" svg:y1="10.45cm" svg:x2="9.2cm" svg:y2="2.45cm" draw:start-shape="id1" draw:start-glue-point="1" draw:end-shape="id2" draw:end-glue-point="1" svg:d="M10900 10450c9487 0 10337-8000-1700-8000" svg:viewBox="0 0 8926 8001">
          <text:p text:style-name="P1"/>
        </draw:connector>
        <draw:custom-shape draw:style-name="gr2" draw:text-style-name="P1" xml:id="id3" draw:id="id3" draw:layer="layout" svg:width="7.7cm" svg:height="0.7cm" svg:x="6.7cm" svg:y="4.3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7cm" svg:y1="4.65cm" svg:x2="10.9cm" svg:y2="10.45cm" draw:start-shape="id3" draw:start-glue-point="3" draw:end-shape="id1" draw:end-glue-point="1" svg:d="M6700 4650c-751 0-501 2900 2100 2900s2851 2900 2100 2900" svg:viewBox="0 0 4941 5801">
          <text:p text:style-name="P1"/>
        </draw:connector>
        <draw:custom-shape draw:style-name="gr2" draw:text-style-name="P1" xml:id="id4" draw:id="id4" draw:layer="layout" svg:width="0.5cm" svg:height="0.7cm" svg:x="14.6cm" svg:y="4.3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9cm" svg:y1="10.45cm" svg:x2="15.1cm" svg:y2="4.65cm" draw:start-shape="id1" draw:start-glue-point="1" draw:end-shape="id4" draw:end-glue-point="1" svg:d="M10900 10450c7051 0 4951-5800 4200-5800" svg:viewBox="0 0 5083 5801">
          <text:p text:style-name="P1"/>
        </draw:connector>
        <draw:custom-shape draw:style-name="gr2" draw:text-style-name="P1" xml:id="id5" draw:id="id5" draw:layer="layout" svg:width="0.8cm" svg:height="0.7cm" svg:x="4.2cm" svg:y="6.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2cm" svg:y1="6.75cm" svg:x2="10.9cm" svg:y2="10.45cm" draw:start-shape="id5" draw:start-glue-point="3" draw:end-shape="id1" draw:end-glue-point="1" svg:d="M4200 6750c-751 0-501 1850 3350 1850s4101 1850 3350 1850" svg:viewBox="0 0 7377 3701">
          <text:p text:style-name="P1"/>
        </draw:connector>
        <draw:frame draw:style-name="gr4" draw:text-style-name="P2" draw:layer="layout" svg:width="0.853cm" svg:height="0.963cm" svg:x="18.047cm" svg:y="5.937cm">
          <draw:text-box>
            <text:p text:style-name="P2"><text:span text:style-name="T1">1</text:span></text:p>
          </draw:text-box>
        </draw:frame>
        <draw:frame draw:style-name="gr4" draw:text-style-name="P3" draw:layer="layout" svg:width="2.974cm" svg:height="0.963cm" svg:x="8.026cm" svg:y="6.5cm">
          <draw:text-box>
            <text:p text:style-name="P2"><text:span text:style-name="T1">2,4,6,8...</text:span></text:p>
          </draw:text-box>
        </draw:frame>
        <draw:frame draw:style-name="gr4" draw:text-style-name="P2" draw:layer="layout" svg:width="2.974cm" svg:height="0.963cm" svg:x="13.026cm" svg:y="6.537cm">
          <draw:text-box>
            <text:p text:style-name="P2"><text:span text:style-name="T1">3,5,7,9...</text:span></text:p>
          </draw:text-box>
        </draw:frame>
        <draw:frame draw:style-name="gr4" draw:text-style-name="P2" draw:layer="layout" svg:width="0.959cm" svg:height="0.963cm" svg:x="5.4cm" svg:y="7.437cm">
          <draw:text-box>
            <text:p text:style-name="P2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5:14:23.954000000</meta:creation-date>
    <dc:date>2015-04-22T16:25:29.560000000</dc:date>
    <meta:editing-duration>PT10M43S</meta:editing-duration>
    <meta:editing-cycles>4</meta:editing-cycles>
    <meta:generator>LibreOffice/4.2.7.2$Windows_x86 LibreOffice_project/933c0aa564ec4f8883ed5732c866db48dca4dac5</meta:generator>
    <meta:document-statistic meta:object-count="14"/>
  </office:meta>
</office:document-meta>
</file>